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tyle="normal" officeooo:rsid="00098576" officeooo:paragraph-rsid="00098576" style:font-style-asian="normal" style:font-style-complex="normal"/>
    </style:style>
    <style:style style:name="P2" style:family="paragraph" style:parent-style-name="Standard">
      <style:paragraph-properties fo:text-align="center" style:justify-single-word="false" style:writing-mode="rl-tb"/>
      <style:text-properties fo:font-style="normal" officeooo:rsid="00098576" officeooo:paragraph-rsid="00098576" style:font-style-asian="normal" style:font-style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tyle="normal" officeooo:paragraph-rsid="000a01ff" style:font-style-asian="normal" style:font-style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tyle="normal" officeooo:rsid="000b9111" officeooo:paragraph-rsid="000b9111" style:font-style-asian="normal" style:font-style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font-style="normal" officeooo:rsid="000f3f00" officeooo:paragraph-rsid="000f3f00" style:font-style-asian="normal" style:font-style-complex="normal"/>
    </style:style>
    <style:style style:name="P6" style:family="paragraph" style:parent-style-name="Standard">
      <style:paragraph-properties fo:text-align="end" style:justify-single-word="false" style:writing-mode="rl-tb"/>
      <style:text-properties fo:font-style="normal" officeooo:rsid="00115e8c" officeooo:paragraph-rsid="00115e8c" style:font-style-asian="normal" style:font-style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tyle="normal" officeooo:rsid="001303e0" officeooo:paragraph-rsid="001303e0" style:font-style-asian="normal" style:font-style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tyle="normal" officeooo:rsid="00145a90" officeooo:paragraph-rsid="00145a90" style:font-style-asian="normal" style:font-style-complex="normal"/>
    </style:style>
    <style:style style:name="P9" style:family="paragraph" style:parent-style-name="Standard">
      <style:paragraph-properties fo:text-align="end" style:justify-single-word="false" style:writing-mode="rl-tb"/>
      <style:text-properties fo:font-style="normal" officeooo:rsid="000a01ff" officeooo:paragraph-rsid="000a01ff" style:font-style-asian="normal" style:font-style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style="normal" fo:font-weight="bold" officeooo:rsid="00115e8c" officeooo:paragraph-rsid="00115e8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normal" officeooo:rsid="000a01ff" officeooo:paragraph-rsid="000a01ff" style:font-style-asian="normal" style:font-style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tyle="normal" officeooo:rsid="000a01ff" officeooo:paragraph-rsid="000b9111" style:font-style-asian="normal" style:font-style-complex="normal"/>
    </style:style>
    <style:style style:name="P1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writing-mode="lr-tb" style:join-border="false"/>
      <style:text-properties fo:font-style="normal" officeooo:rsid="000f3f00" officeooo:paragraph-rsid="000b9111" style:font-style-asian="normal" style:font-style-complex="normal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fo:font-style="normal" officeooo:rsid="000f3f00" officeooo:paragraph-rsid="000f3f00" style:font-style-asian="normal" style:font-style-complex="normal"/>
    </style:style>
    <style:style style:name="P15" style:family="paragraph" style:parent-style-name="Standard" style:list-style-name="L1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fo:font-style="normal" officeooo:rsid="000f3f00" officeooo:paragraph-rsid="000f3f00" style:font-style-asian="normal" style:font-style-complex="normal"/>
    </style:style>
    <style:style style:name="T1" style:family="text">
      <style:text-properties officeooo:rsid="000a01ff"/>
    </style:style>
    <style:style style:name="T2" style:family="text">
      <style:text-properties officeooo:rsid="000b9111"/>
    </style:style>
    <style:style style:name="T3" style:family="text">
      <style:text-properties officeooo:rsid="00102abc"/>
    </style:style>
    <style:style style:name="T4" style:family="text">
      <style:text-properties officeooo:rsid="00128504"/>
    </style:style>
    <style:style style:name="T5" style:family="text">
      <style:text-properties officeooo:rsid="00161c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</text:p>
      <text:p text:style-name="P2"/>
      <text:p text:style-name="P6"/>
      <text:p text:style-name="P10">نحوه اجرای پروژه</text:p>
      <text:p text:style-name="P3"><text:span text:style-name="T1">معماری کد مربوطه بر اساس multi_tenancy جنگو و بر اساس </text:span>Shared database with shared schema <text:span text:style-name="T1">نوشته شده است. </text:span></text:p>
      <text:p text:style-name="P9"><text:s/>بعد از Migrate کل مدلها و ساخت superuser اصلی سایت و نیز بعد از ساختن store ها توسط ادمین سایت لازم است آدرس های زیر بر اساس subdomain_prefix اختصاص یافته به store ساخته شده به فایل host در مسیر etc/hosts به صورت زیر افزوده شود.(برای مثال در اینجا sepehr و ahmadi نام subdomain_prefix اختصاص داده شده به store های ساخته شده است.)</text:p>
      <text:p text:style-name="P11">127.0.0.1<text:tab/>sepehr.store.local</text:p>
      <text:p text:style-name="P11">127.0.0.1<text:tab/>ahmadi.store.local</text:p>
      <text:p text:style-name="P11"/>
      <text:p text:style-name="P4">پنل ادمین برای owner هر store برای افزودن محصول در آدرسی مشابه با آدرس مقابل و تنها با owner اختصاص داده شده توسط ادمین کل سایت به store مربوطه قابل دسترسی است :</text:p>
      <text:p text:style-name="P12">sepehr.store.local/<text:span text:style-name="T2">admin</text:span></text:p>
      <text:p text:style-name="P13"/>
      <text:list xml:id="list676988854" text:style-name="L1">
        <text:list-item>
          <text:p text:style-name="P14"><text:span text:style-name="T2">ک</text:span>اربرانی که در سایت <text:s/>به عنوان مشتری ثبت نام میکنند میتوانند به تمامی store ها دسترسی داشته ولی حق اشتراک خریداری شده توسط هر کاربر مختص یک store است و تاریخ استفاده از حق اشتراک خریداری شده بر اساس انواع plan ای است که مدیر سایت در پنل ادمین میتواند تعریف کند و در صورت خریداری حق اشتراک مربوطه کاربر میتواند از <text:s/>محصولات sotre مربوطه برای مدت زمان مشخص شده در plan برای کابر قابل دانلود است. <text:span text:style-name="T4">لذا کاربر تنها درصورتی حق دیدن لینک دانلود را دارد که یا فایل را خریده باشد یا محصول حاوی فایل را حریده باشد و یا اینکه حق اشتراکی در store حاوی فایل داشته باشد که هنوز فعال بوده و مدت زمان آن تمام نشده است.</text:span></text:p>
        </text:list-item>
        <text:list-item>
          <text:p text:style-name="P15">انواع پلن های زمانی 1 ماهه – 3 ماهه – 6 ماه و یک ساله در نظر گرفته شده است. و بعد از تعریف هر store توسط <text:span text:style-name="T3">ادمین سایت میتواند برای store مربوطه تعریف شده و هزینه ای برای آن تعریف شود.</text:span></text:p>
        </text:list-item>
      </text:list>
      <text:p text:style-name="P5"/>
      <text:p text:style-name="P7">فایل مربوط به api های ارایه شده در این پروژه در فایل mulstore.postman_collection.<text:span text:style-name="T5">json</text:span> در همین دایکتوری قرار داده شده است.</text:p>
      <text:p text:style-name="P7"/>
      <text:p text:style-name="P7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1:34:23.647401024</meta:creation-date>
    <dc:date>2020-04-16T02:49:20.291546237</dc:date>
    <meta:editing-duration>PT5H8M30S</meta:editing-duration>
    <meta:editing-cycles>16</meta:editing-cycles>
    <meta:generator>LibreOffice/6.2.8.2$Linux_X86_64 LibreOffice_project/20$Build-2</meta:generator>
    <meta:document-statistic meta:table-count="0" meta:image-count="0" meta:object-count="0" meta:page-count="2" meta:paragraph-count="11" meta:word-count="307" meta:character-count="1604" meta:non-whitespace-character-count="1304"/>
  </office:meta>
</office:document-meta>
</file>